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Preformatted_20_Text">
      <style:text-properties officeooo:paragraph-rsid="00032203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32203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13"><text:span text:style-name="Source_20_Text"><text:span text:style-name="T1">HAZ EL ÁRBOL Y ESCRIBE LOS COMANDOS A UTILIZAR:</text:span>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1SMX</text:span></text:p>
      <text:p text:style-name="Preformatted_20_Text"><text:span text:style-name="Source_20_Text">├───CSS</text:span></text:p>
      <text:p text:style-name="Preformatted_20_Text"><text:span text:style-name="Source_20_Text">├───M01-MME</text:span></text:p>
      <text:p text:style-name="Preformatted_20_Text"><text:span text:style-name="Source_20_Text">│ <text:s text:c="2"/>├───APUNTS</text:span></text:p>
      <text:p text:style-name="Preformatted_20_Text"><text:span text:style-name="Source_20_Text">│ <text:s text:c="2"/>│ <text:s text:c="2"/>├───UF1</text:span></text:p>
      <text:p text:style-name="Preformatted_20_Text"><text:span text:style-name="Source_20_Text">│ <text:s text:c="2"/>│ <text:s text:c="2"/>├───UF2</text:span></text:p>
      <text:p text:style-name="Preformatted_20_Text"><text:span text:style-name="Source_20_Text">│ <text:s text:c="2"/>│ <text:s text:c="2"/>└───UF3</text:span></text:p>
      <text:p text:style-name="Preformatted_20_Text"><text:span text:style-name="Source_20_Text">│ <text:s text:c="2"/>└───PRACTIQUES</text:span></text:p>
      <text:p text:style-name="Preformatted_20_Text"><text:span text:style-name="Source_20_Text">├───M02-SOM</text:span></text:p>
      <text:p text:style-name="Preformatted_20_Text"><text:span text:style-name="Source_20_Text">│ <text:s text:c="2"/>├───APUNTS</text:span></text:p>
      <text:p text:style-name="Preformatted_20_Text"><text:span text:style-name="Source_20_Text">│ <text:s text:c="2"/>└───PRACTIQUES</text:span></text:p>
      <text:p text:style-name="Preformatted_20_Text"><text:span text:style-name="Source_20_Text">├───M03-AO</text:span></text:p>
      <text:p text:style-name="Preformatted_20_Text"><text:span text:style-name="Source_20_Text">├───M05-XL</text:span></text:p>
      <text:p text:style-name="Preformatted_20_Text"><text:span text:style-name="Source_20_Text">├───M08-AW</text:span></text:p>
      <text:p text:style-name="Preformatted_20_Text"><text:span text:style-name="Source_20_Text">│ <text:s text:c="2"/>├───HTML</text:span></text:p>
      <text:p text:style-name="Preformatted_20_Text"><text:span text:style-name="Source_20_Text">│ <text:s text:c="2"/>└───READY_PLAYER_ONE</text:span></text:p>
      <text:p text:style-name="Preformatted_20_Text"><text:span text:style-name="Source_20_Text">├───M09-ANG</text:span></text:p>
      <text:p text:style-name="P14"><text:span text:style-name="Source_20_Text">└───M10-FOL</text:span></text:p>
      <text:list xml:id="list2357472086" text:style-name="L2">
        <text:list-item>
          <text:p text:style-name="P1">Esborra tots els subdirectoris de <text:span text:style-name="Source_20_Text">M01-MME</text:span></text:p>
        </text:list-item>
      </text:list>
      <text:list xml:id="list3207638325" text:style-name="L3">
        <text:list-item>
          <text:p text:style-name="P2">Mou el directori <text:span text:style-name="Source_20_Text">CSS</text:span> a dins de <text:span text:style-name="Source_20_Text">M08-AW</text:span></text:p>
        </text:list-item>
      </text:list>
      <text:list xml:id="list139762265" text:style-name="L4">
        <text:list-item>
          <text:p text:style-name="P3">Crea el següent directori: <text:span text:style-name="Source_20_Text">M02-SOM-COPIA</text:span> i, amb una sola comanda, copia tot el contingut que hi ha dins <text:span text:style-name="Source_20_Text">M02-SOM</text:span>.</text:p>
        </text:list-item>
      </text:list>
      <text:list xml:id="list3516754446" text:style-name="L5">
        <text:list-item>
          <text:p text:style-name="P4">Amb una sola comanda, mostra tota l'estructura de directoris que has creat.</text:p>
        </text:list-item>
      </text:list>
      <text:list xml:id="list2169622233" text:style-name="L6">
        <text:list-item>
          <text:p text:style-name="P5">Amb un editor de textos sense format (per exemple, el <text:span text:style-name="Emphasis">notepad</text:span>), crea un fitxer de text anomenat <text:span text:style-name="Source_20_Text">PROVA.TXT</text:span> i escriu algun text a dins.</text:p>
        </text:list-item>
      </text:list>
      <text:list xml:id="list1726452545" text:style-name="L7">
        <text:list-item>
          <text:p text:style-name="P6">Copia aquest fitxer a dins <text:span text:style-name="Source_20_Text">M02-SOM\APUNTS</text:span> i a <text:span text:style-name="Source_20_Text">M02-SOM\PRACTIQUES</text:span>.</text:p>
        </text:list-item>
      </text:list>
      <text:list xml:id="list440094082" text:style-name="L8">
        <text:list-item>
          <text:p text:style-name="P7">Esborra el fitxer <text:span text:style-name="Source_20_Text">M02-SOM\APUNTS\PROVA.TXT</text:span>.</text:p>
        </text:list-item>
      </text:list>
      <text:list xml:id="list3362627579" text:style-name="L9">
        <text:list-item>
          <text:p text:style-name="P8">Reanomena <text:span text:style-name="Source_20_Text">PROVA.TXT</text:span> a <text:span text:style-name="Source_20_Text">PROVA2.TXT</text:span>.</text:p>
        </text:list-item>
      </text:list>
      <text:list xml:id="list471565519" text:style-name="L10">
        <text:list-item>
          <text:p text:style-name="P9">Mou el fitxer <text:span text:style-name="Source_20_Text">PROVA2.TXT</text:span> a <text:span text:style-name="Source_20_Text">M05-XL</text:span>.</text:p>
        </text:list-item>
      </text:list>
      <text:list xml:id="list847030099" text:style-name="L11">
        <text:list-item>
          <text:p text:style-name="P10">Amb una comanda, mostra el contingut de <text:span text:style-name="Source_20_Text">PROVA2.TXT</text:span>.</text:p>
        </text:list-item>
      </text:list>
      <text:list xml:id="list1917737832" text:style-name="L12">
        <text:list-item>
          <text:p text:style-name="P11">Aconsegueix que el fitxer <text:span text:style-name="Source_20_Text">PROVA2.TXT</text:span> tingui l'atribut de només lectura. Després, intenta modificar-lo.</text:p>
        </text:list-item>
      </text:list>
      <text:list xml:id="list1472762272" text:style-name="L13">
        <text:list-item>
          <text:p text:style-name="P12">Aconsegueix que el fitxer <text:span text:style-name="Source_20_Text">PROVA2.TXT</text:span> tingui l'atribut d'ocult. Es mostra amb la resta dels fitxer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8:46:59.340716872</meta:creation-date>
    <dc:date>2019-12-09T20:08:27.241013841</dc:date>
    <meta:editing-duration>PT54S</meta:editing-duration>
    <meta:editing-cycles>1</meta:editing-cycles>
    <meta:generator>LibreOffice/6.0.4.2$Linux_X86_64 LibreOffice_project/00m0$Build-2</meta:generator>
    <meta:document-statistic meta:table-count="0" meta:image-count="0" meta:object-count="0" meta:page-count="1" meta:paragraph-count="31" meta:word-count="179" meta:character-count="1114" meta:non-whitespace-character-count="954"/>
  </office:meta>
</office:document-meta>
</file>